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20bf" officeooo:paragraph-rsid="001c20bf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officeooo:rsid="001c9d61" officeooo:paragraph-rsid="001c9d61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c9d61" officeooo:paragraph-rsid="001c9d61" style:font-weight-asian="bold" style:font-weight-complex="bold"/>
    </style:style>
    <style:style style:name="P6" style:family="paragraph" style:parent-style-name="Standard">
      <style:text-properties fo:font-weight="bold" officeooo:rsid="001e604f" officeooo:paragraph-rsid="001e604f" style:font-weight-asian="bold" style:font-weight-complex="bol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officeooo:rsid="001e604f" officeooo:paragraph-rsid="001e604f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b5cea8"/>
    </style:style>
    <style:style style:name="T6" style:family="text">
      <style:text-properties fo:color="#d7ba7d"/>
    </style:style>
    <style:style style:name="T7" style:family="text">
      <style:text-properties fo:color="#4ec9b0"/>
    </style:style>
    <style:style style:name="T8" style:family="text">
      <style:text-properties officeooo:rsid="001c2de3"/>
    </style:style>
    <style:style style:name="T9" style:family="text">
      <style:text-properties fo:color="#c586c0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1 - </text:span>Creating the Server</text:p>
      <text:p text:style-name="Standard"/>
      <text:p text:style-name="Standard">const http = require('http')</text:p>
      <text:p text:style-name="Standard"/>
      <text:p text:style-name="Standard">const hostname = '127.0.0.1';</text:p>
      <text:p text:style-name="Standard"/>
      <text:p text:style-name="Standard">const port = 3000;</text:p>
      <text:p text:style-name="Standard"/>
      <text:p text:style-name="Standard">const server = http.createServer((req, res) =&gt; {</text:p>
      <text:p text:style-name="Standard"/>
      <text:p text:style-name="Standard">res.statusCode = 200;</text:p>
      <text:p text:style-name="Standard">res.setHeader('Content-Type', 'text/plain');</text:p>
      <text:p text:style-name="Standard">res.end('Hello, world!\n');</text:p>
      <text:p text:style-name="Standard"/>
      <text:p text:style-name="Standard">});</text:p>
      <text:p text:style-name="Standard"/>
      <text:p text:style-name="Standard">server.listen(port, hostname, () =&gt;{</text:p>
      <text:p text:style-name="Standard"/>
      <text:p text:style-name="Standard"><text:tab/>console.log(`Server running at http://${hostname}:${port}`)</text:p>
      <text:p text:style-name="Standard">})</text:p>
      <text:p text:style-name="P1"/>
      <text:p text:style-name="P5">2 – Connection with MongoDB</text:p>
      <text:p text:style-name="P5"/>
      <text:p text:style-name="Standard">const mongoose = require('mongoose')</text:p>
      <text:p text:style-name="Standard"/>
      <text:p text:style-name="Standard">const db = mongoose.connection;</text:p>
      <text:p text:style-name="Standard"/>
      <text:p text:style-name="Standard">db.on('error', console.error.bind(console, 'connection error:'));</text:p>
      <text:p text:style-name="Standard"/>
      <text:p text:style-name="Standard">db.once('open', function() {</text:p>
      <text:p text:style-name="Standard"><text:tab/>console.log('We are connected')</text:p>
      <text:p text:style-name="Standard">});</text:p>
      <text:p text:style-name="Standard"/>
      <text:p text:style-name="P7">Once our connection opens, our callback will be called. For brevity, let's assume that all following code is within this callback.</text:p>
      <text:p text:style-name="Standard"/>
      <text:p text:style-name="P3"/>
      <text:p text:style-name="P6">3 – Create Model</text:p>
      <text:p text:style-name="P8"/>
      <text:p text:style-name="Standard">const kittySchema = new mongoose.Schema({name: String})</text:p>
      <text:p text:style-name="Standard"/>
      <text:p text:style-name="Standard">kittySchema.methods.speak = function () {</text:p>
      <text:p text:style-name="Standard">var greeting = `Create ${</text:p>
      <text:p text:style-name="Standard">this.name</text:p>
      <text:p text:style-name="Standard">} with success! `;</text:p>
      <text:p text:style-name="Standard">console.log(greeting)</text:p>
      <text:p text:style-name="Standard">}</text:p>
      <text:p text:style-name="Standard"/>
      <text:p text:style-name="Standard">const Kitten = mongoose.model('Kitten', kittySchema)</text:p>
      <text:p text:style-name="Standard"/>
      <text:p text:style-name="Standard"/>
      <text:p text:style-name="Standard"/>
      <text:p text:style-name="Standard"><text:soft-page-break/><text:span text:style-name="T10">4 – Save</text:span> </text:p>
      <text:p text:style-name="Standard"/>
      <text:p text:style-name="Standard">const silence = new Kitten({name: 'Mel'})</text:p>
      <text:p text:style-name="Standard"/>
      <text:p text:style-name="Standard">function saveCat(){</text:p>
      <text:p text:style-name="Standard"><text:tab/>silence.save((err, silence) =&gt; {</text:p>
      <text:p text:style-name="Standard">if (err) </text:p>
      <text:p text:style-name="Standard"><text:tab/>return console.error(err)</text:p>
      <text:p text:style-name="Standard"><text:tab/>silence.speak()</text:p>
      <text:p text:style-name="Standard">}) </text:p>
      <text:p text:style-name="Standard">}</text:p>
      <text:p text:style-name="Standard"/>
      <text:p text:style-name="P4">5 – Find</text:p>
      <text:p text:style-name="Standard"/>
      <text:p text:style-name="Standard">Kitten.find((err, kittens) =&gt; {</text:p>
      <text:p text:style-name="Standard"><text:tab/>if (err) </text:p>
      <text:p text:style-name="Standard"><text:tab/>return console.error(err);</text:p>
      <text:p text:style-name="Standard"><text:tab/>console.log(kittens)</text:p>
      <text:p text:style-name="Standard">})</text:p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7:54:52.162458946</meta:creation-date>
    <dc:date>2020-01-22T18:38:54.225321413</dc:date>
    <meta:editing-duration>PT22M54S</meta:editing-duration>
    <meta:editing-cycles>4</meta:editing-cycles>
    <meta:generator>LibreOffice/6.0.7.3$Linux_X86_64 LibreOffice_project/00m0$Build-3</meta:generator>
    <meta:print-date>2020-01-20T17:58:30.225881515</meta:print-date>
    <meta:document-statistic meta:table-count="0" meta:image-count="0" meta:object-count="0" meta:page-count="2" meta:paragraph-count="44" meta:word-count="149" meta:character-count="1185" meta:non-whitespace-character-count="1064"/>
  </office:meta>
</office:document-meta>
</file>